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6C6A336C98DFD5E4.png" manifest:media-type="image/png"/>
  <manifest:file-entry manifest:full-path="Pictures/10001A360000001C0000001CA99F0C97698D1EF2.svg" manifest:media-type="image/svg+xml"/>
  <manifest:file-entry manifest:full-path="Pictures/100002010000002800000028DB1EAEA8F80C46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 fo:background-color="#fbfbfb">
        <style:background-image/>
      </style:table-properties>
    </style:style>
    <style:style style:name="Table1.A" style:family="table-column">
      <style:table-column-properties style:column-width="0.4868in"/>
    </style:style>
    <style:style style:name="Table1.B" style:family="table-column">
      <style:table-column-properties style:column-width="6.2063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Heading_20_1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List_20_Contents">
      <style:paragraph-properties fo:margin-left="0in" fo:margin-right="0in" fo:margin-top="0in" fo:margin-bottom="0.1965in" loext:contextual-spacing="false" fo:line-height="160%" fo:orphans="2" fo:widows="2" fo:text-indent="0in" style:auto-text-indent="false"/>
      <style:text-properties fo:font-variant="normal" fo:text-transform="none" fo:color="#222222" fo:letter-spacing="normal"/>
    </style:style>
    <style:style style:name="P4" style:family="paragraph" style:parent-style-name="Preformatted_20_Text">
      <style:paragraph-properties fo:margin-top="0in" fo:margin-bottom="0.1965in" loext:contextual-spacing="false" fo:line-height="160%" fo:orphans="2" fo:widows="2" fo:padding="0.0193in" fo:border="0.06pt solid #eaecf0" style:writing-mode="lr-tb"/>
      <style:text-properties fo:font-variant="normal" fo:text-transform="none" fo:color="#000000" style:font-name="monospace" fo:letter-spacing="normal" fo:language="en" fo:country="US" fo:font-style="normal" fo:font-weight="normal" fo:background-color="#f8f8f8"/>
    </style:style>
    <style:style style:name="P5" style:family="paragraph" style:parent-style-name="Preformatted_20_Text">
      <style:paragraph-properties fo:line-height="160%" fo:orphans="2" fo:widows="2" fo:padding="0.0193in" fo:border="0.06pt solid #eaecf0" style:writing-mode="lr-tb"/>
      <style:text-properties fo:font-variant="normal" fo:text-transform="none" fo:color="#000000" style:font-name="monospace" fo:letter-spacing="normal" fo:language="en" fo:country="US" fo:font-style="normal" fo:font-weight="normal" fo:background-color="#f8f8f8"/>
    </style:style>
    <style:style style:name="P6" style:family="paragraph" style:parent-style-name="Preformatted_20_Text">
      <style:paragraph-properties fo:line-height="160%" fo:orphans="2" fo:widows="2" fo:padding="0.0193in" fo:border="0.06pt solid #eaecf0" style:writing-mode="lr-tb"/>
      <style:text-properties fo:font-variant="normal" fo:text-transform="none" fo:color="#000000" fo:letter-spacing="normal" fo:background-color="#f8f8f8"/>
    </style:style>
    <style:style style:name="P7" style:family="paragraph" style:parent-style-name="Preformatted_20_Text">
      <style:paragraph-properties fo:line-height="160%" fo:orphans="2" fo:widows="2" fo:padding="0.0193in" fo:border="0.06pt solid #eaecf0" style:writing-mode="lr-tb"/>
    </style:style>
    <style:style style:name="P8" style:family="paragraph" style:parent-style-name="Text_20_body">
      <style:paragraph-properties fo:line-height="160%" fo:orphans="2" fo:widows="2"/>
      <style:text-properties fo:font-size="9pt"/>
    </style:style>
    <style:style style:name="P9" style:family="paragraph" style:parent-style-name="Text_20_body">
      <style:paragraph-properties fo:line-height="160%" fo:orphans="2" fo:widows="2"/>
    </style:style>
    <style:style style:name="P10" style:family="paragraph" style:parent-style-name="Text_20_body">
      <style:paragraph-properties fo:line-height="160%" fo:text-align="center" style:justify-single-word="false" fo:orphans="2" fo:widows="2"/>
      <style:text-properties fo:font-variant="normal" fo:text-transform="none" fo:color="#222222" fo:letter-spacing="normal" loext:padding="0.0728in" loext:border="0.06pt solid #a2a9b1"/>
    </style:style>
    <style:style style:name="P11" style:family="paragraph" style:parent-style-name="Text_20_body">
      <style:paragraph-properties fo:margin-left="0in" fo:margin-right="0in" fo:line-height="160%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line-height="100%" fo:orphans="2" fo:widows="2" fo:text-indent="0in" style:auto-text-indent="false"/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P13" style:family="paragraph" style:parent-style-name="Text_20_body">
      <style:paragraph-properties fo:margin-left="0in" fo:margin-right="0in" fo:line-height="100%" fo:orphans="2" fo:widows="2" fo:text-indent="0in" style:auto-text-indent="false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6" style:family="paragraph" style:parent-style-name="Text_20_body" style:list-style-name="L3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7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18" style:family="paragraph" style:parent-style-name="Text_20_body" style:list-style-name="L2">
      <style:paragraph-properties fo:margin-top="0in" fo:margin-bottom="0in" loext:contextual-spacing="false" fo:line-height="160%" fo:orphans="2" fo:widows="2" fo:padding="0in" fo:border="none"/>
    </style:style>
    <style:style style:name="P19" style:family="paragraph" style:parent-style-name="Text_20_body" style:list-style-name="L3">
      <style:paragraph-properties fo:margin-top="0in" fo:margin-bottom="0in" loext:contextual-spacing="false" fo:line-height="160%" fo:orphans="2" fo:widows="2" fo:padding="0in" fo:border="none"/>
    </style:style>
    <style:style style:name="P20" style:family="paragraph" style:parent-style-name="Text_20_body" style:list-style-name="L1">
      <style:paragraph-properties fo:line-height="160%" fo:text-align="start" style:justify-single-word="false" fo:orphans="2" fo:widows="2" fo:padding="0in" fo:border="none"/>
    </style:style>
    <style:style style:name="P21" style:family="paragraph" style:parent-style-name="Heading_20_3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22" style:family="paragraph" style:parent-style-name="Heading_20_2">
      <style:paragraph-properties fo:margin-left="0in" fo:margin-right="0in" fo:line-height="130%" fo:text-align="center" style:justify-single-word="false" fo:orphans="2" fo:widows="2" fo:text-indent="0in" style:auto-text-indent="false" fo:padding="0in" fo:border="none"/>
      <style:text-properties fo:color="#000000" style:font-name="sans-serif" fo:font-size="9.75pt" fo:font-weight="bold" loext:padding="0.0728in" loext:border="0.06pt solid #a2a9b1"/>
    </style:style>
    <style:style style:name="P23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a2a9b1"/>
    </style:style>
    <style:style style:name="T1" style:family="text">
      <style:text-properties fo:font-weight="bold"/>
    </style:style>
    <style:style style:name="T2" style:family="text">
      <style:text-properties fo:color="#0b0080" style:text-line-through-style="none" style:text-line-through-type="none" style:text-underline-style="none" style:text-blinking="false"/>
    </style:style>
    <style:style style:name="T3" style:family="text">
      <style:text-properties fo:font-style="italic"/>
    </style:style>
    <style:style style:name="T4" style:family="text">
      <style:text-properties fo:font-size="8.25pt"/>
    </style:style>
    <style:style style:name="T5" style:family="text">
      <style:text-properties fo:font-size="8.25pt" fo:font-style="italic"/>
    </style:style>
    <style:style style:name="T6" style:family="text">
      <style:text-properties style:font-name="sans-serif" fo:font-size="9pt" fo:language="en" fo:country="US" fo:font-style="normal" fo:font-weight="normal"/>
    </style:style>
    <style:style style:name="T7" style:family="text"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T8" style:family="text">
      <style:text-properties fo:font-variant="normal" fo:text-transform="none" fo:color="#222222" style:font-name="sans-serif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9" style:family="text">
      <style:text-properties fo:font-variant="normal" fo:text-transform="none" fo:color="#222222" style:font-name="sans-serif" fo:letter-spacing="normal" fo:language="en" fo:country="US" fo:font-style="normal" fo:font-weight="bold"/>
    </style:style>
    <style:style style:name="T10" style:family="text">
      <style:text-properties fo:font-variant="normal" fo:text-transform="none" fo:color="#222222" style:font-name="sans-serif" fo:letter-spacing="normal" fo:language="en" fo:country="US" fo:font-style="italic" fo:font-weight="normal"/>
    </style:style>
    <style:style style:name="T11" style:family="text">
      <style:text-properties fo:font-variant="normal" fo:text-transform="none" fo:color="#222222" style:font-name="sans-serif" fo:font-size="12pt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12" style:family="text">
      <style:text-properties fo:font-variant="normal" fo:text-transform="none" fo:color="#222222" style:font-name="sans-serif" fo:font-size="8.25pt" fo:letter-spacing="normal" fo:language="en" fo:country="US" fo:font-style="normal" fo:font-weight="normal"/>
    </style:style>
    <style:style style:name="T13" style:family="text">
      <style:text-properties fo:font-variant="normal" fo:text-transform="none" fo:color="#222222" style:font-name="sans-serif" fo:font-size="8.25pt" fo:letter-spacing="normal" fo:language="en" fo:country="US" fo:font-style="italic" fo:font-weight="normal"/>
    </style:style>
    <style:style style:name="T14" style:family="text">
      <style:text-properties fo:font-variant="normal" fo:text-transform="none" fo:color="#222222" style:text-line-through-style="none" style:text-line-through-type="none" style:font-name="sans-serif" fo:font-size="9.75pt" fo:letter-spacing="normal" fo:language="en" fo:country="US" fo:font-style="normal" style:text-underline-style="solid" style:text-underline-width="auto" style:text-underline-color="font-color" fo:font-weight="normal" style:text-blinking="false" loext:padding="0in" loext:border="none"/>
    </style:style>
    <style:style style:name="T15" style:family="text">
      <style:text-properties fo:font-variant="normal" fo:text-transform="none" fo:color="#222222" style:text-line-through-style="none" style:text-line-through-type="none" style:font-name="sans-serif" fo:font-size="12pt" fo:letter-spacing="normal" fo:language="en" fo:country="US" fo:font-style="normal" style:text-underline-style="none" fo:font-weight="normal" style:text-blinking="false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letter-spacing="normal" fo:language="en" fo:country="US" fo:font-style="normal" style:text-underline-style="none" fo:font-weight="normal" style:text-blinking="false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letter-spacing="normal" fo:language="en" fo:country="US" fo:font-style="italic" style:text-underline-style="none" fo:font-weight="normal" style:text-blinking="false"/>
    </style:style>
    <style:style style:name="T18" style:family="text">
      <style:text-properties fo:font-variant="normal" fo:text-transform="none" fo:color="#0b0080" style:text-line-through-style="none" style:text-line-through-type="none" style:font-name="sans-serif" fo:font-size="9.75pt" fo:letter-spacing="normal" fo:language="en" fo:country="US" fo:font-style="normal" style:text-underline-style="solid" style:text-underline-width="auto" style:text-underline-color="font-color" fo:font-weight="normal" style:text-blinking="false" loext:padding="0.0728in" loext:border="0.06pt solid #a2a9b1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font-size="12pt" fo:letter-spacing="normal" fo:language="en" fo:country="US" fo:font-style="normal" style:text-underline-style="none" fo:font-weight="normal" style:text-blinking="false"/>
    </style:style>
    <style:style style:name="T20" style:family="text">
      <style:text-properties fo:font-variant="normal" fo:text-transform="none" fo:color="#000000" style:font-name="sans-serif" fo:letter-spacing="normal" fo:language="en" fo:country="US" fo:font-style="normal" fo:font-weight="bold"/>
    </style:style>
    <style:style style:name="T21" style:family="text">
      <style:text-properties fo:font-variant="normal" fo:text-transform="none" fo:color="#000000" style:font-name="monospace" fo:letter-spacing="normal" fo:language="en" fo:country="US" fo:font-style="normal" fo:font-weight="normal" fo:background-color="#f8f9fa" loext:char-shading-value="0" loext:padding-left="0.0417in" loext:padding-right="0.0417in" loext:padding-top="0.0193in" loext:padding-bottom="0.0193in" loext:border="0.06pt solid #eaecf0"/>
    </style:style>
    <style:style style:name="T22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23" style:family="text">
      <style:text-properties fo:font-variant="normal" fo:text-transform="none" fo:color="#54595d" style:font-name="sans-serif" fo:font-size="12pt" fo:letter-spacing="normal" fo:language="en" fo:country="US" fo:font-style="normal" fo:font-weight="normal"/>
    </style:style>
    <style:style style:name="T24" style:family="text">
      <style:text-properties fo:font-variant="normal" fo:text-transform="none" fo:color="#a55858" style:text-line-through-style="none" style:text-line-through-type="none" style:font-name="sans-serif" fo:letter-spacing="normal" fo:language="en" fo:country="US" fo:font-style="normal" style:text-underline-style="none" fo:font-weight="normal" style:text-blinking="false"/>
    </style:style>
    <style:style style:name="T25" style:family="text">
      <style:text-properties fo:font-variant="normal" fo:text-transform="none" fo:color="#663366" style:text-line-through-style="none" style:text-line-through-type="none" style:font-name="sans-serif" fo:letter-spacing="normal" fo:language="en" fo:country="US" fo:font-style="normal" style:text-underline-style="none" fo:font-weight="normal" style:text-blinking="false" fo:background-color="transparent" loext:char-shading-value="0" loext:padding="0in" loext:border="none"/>
    </style:style>
    <style:style style:name="T26" style:family="text">
      <style:text-properties fo:color="#0645ad" style:text-line-through-style="none" style:text-line-through-type="none" style:font-name="sans-serif" fo:font-size="9pt" fo:language="en" fo:country="US" fo:font-style="normal" style:text-underline-style="none" fo:font-weight="normal" style:text-blinking="false"/>
    </style:style>
    <style:style style:name="T27" style:family="text">
      <style:text-properties fo:color="#b00040"/>
    </style:style>
    <style:style style:name="T28" style:family="text">
      <style:text-properties fo:color="#b00040" style:font-name="monospace" fo:language="en" fo:country="US" fo:font-style="normal" fo:font-weight="normal"/>
    </style:style>
    <style:style style:name="T29" style:family="text">
      <style:text-properties fo:color="#0000ff"/>
    </style:style>
    <style:style style:name="T30" style:family="text">
      <style:text-properties fo:color="#408080" fo:font-style="italic"/>
    </style:style>
    <style:style style:name="T31" style:family="text">
      <style:text-properties fo:color="#408080" style:font-name="monospace" fo:language="en" fo:country="US" fo:font-style="italic" fo:font-weight="normal"/>
    </style:style>
    <style:style style:name="T32" style:family="text">
      <style:text-properties style:font-name="monospace" fo:language="en" fo:country="US" fo:font-style="normal" fo:font-weight="normal"/>
    </style:style>
    <style:style style:name="T33" style:family="text">
      <style:text-properties fo:color="#008000" style:font-name="monospace" fo:language="en" fo:country="US" fo:font-style="normal" fo:font-weight="bold"/>
    </style:style>
    <style:style style:name="T34" style:family="text">
      <style:text-properties fo:color="#666666" style:font-name="monospace" fo:language="en" fo:country="US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background-color="#f8f9fa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firstHeading"/>Random permutation</text:h>
      <text:section text:style-name="Sect1" text:name="bodyContent">
        <text:p text:style-name="P11"/>
        <text:section text:style-name="Sect1" text:name="siteSub">
          <text:p text:style-name="P8">From Wikipedia, the free encyclopedia</text:p>
        </text:section>
        <text:section text:style-name="Sect1" text:name="contentSub">
          <text:p text:style-name="P11"/>
        </text:section>
        <text:section text:style-name="Sect1" text:name="jump-to-nav">
          <text:p text:style-name="P9"/>
        </text:section>
        <text:section text:style-name="Sect2" text:name="mw-content-text"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2"><draw:frame draw:style-name="fr2" draw:name="Image1" text:anchor-type="as-char" svg:width="0.4165in" svg:height="0.4165in" draw:z-index="2"><draw:image xlink:href="Pictures/100002010000002800000028DB1EAEA8F80C46D4.png" xlink:type="simple" xlink:show="embed" xlink:actuate="onLoad"/></draw:frame></text:p>
              </table:table-cell>
              <table:table-cell table:style-name="Table1.A1" office:value-type="string">
                <text:p text:style-name="Table_20_Contents">This article <text:span text:style-name="T1">is incomplete</text:span>. Please help to improve it, or discuss the issue on the <text:a xlink:type="simple" xlink:href="https://en.wikipedia.org/wiki/Talk:Random_permutation" text:style-name="Internet_20_link" text:visited-style-name="Visited_20_Internet_20_Link"><text:span text:style-name="T2">talk page</text:span></text:a>. <text:span text:style-name="T5">(November 2011)</text:span></text:p>
              </table:table-cell>
            </table:table-row>
          </table:table>
          <text:p text:style-name="P11"><text:span text:style-name="T7">A </text:span><text:span text:style-name="T9">random permutation</text:span><text:span text:style-name="T7"> is a </text:span><text:a xlink:type="simple" xlink:href="https://en.wikipedia.org/wiki/Random" text:style-name="Internet_20_link" text:visited-style-name="Visited_20_Internet_20_Link"><text:span text:style-name="T16">random</text:span></text:a><text:span text:style-name="T7"> ordering of a set of objects, that is, a </text:span><text:a xlink:type="simple" xlink:href="https://en.wikipedia.org/wiki/Permutation" text:style-name="Internet_20_link" text:visited-style-name="Visited_20_Internet_20_Link"><text:span text:style-name="T16">permutation</text:span></text:a><text:span text:style-name="T7">-valued </text:span><text:a xlink:type="simple" xlink:href="https://en.wikipedia.org/wiki/Random_variable" text:style-name="Internet_20_link" text:visited-style-name="Visited_20_Internet_20_Link"><text:span text:style-name="T16">random variable</text:span></text:a><text:span text:style-name="T7">. The use of random permutations is often fundamental to fields that use </text:span><text:a xlink:type="simple" xlink:href="https://en.wikipedia.org/wiki/Randomized_algorithm" text:style-name="Internet_20_link" text:visited-style-name="Visited_20_Internet_20_Link"><text:span text:style-name="T16">randomized algorithms</text:span></text:a><text:span text:style-name="T7"> such as </text:span><text:a xlink:type="simple" xlink:href="https://en.wikipedia.org/wiki/Coding_theory" text:style-name="Internet_20_link" text:visited-style-name="Visited_20_Internet_20_Link"><text:span text:style-name="T16">coding theory</text:span></text:a><text:span text:style-name="T7">, </text:span><text:a xlink:type="simple" xlink:href="https://en.wikipedia.org/wiki/Cryptography" text:style-name="Internet_20_link" text:visited-style-name="Visited_20_Internet_20_Link"><text:span text:style-name="T16">cryptography</text:span></text:a><text:span text:style-name="T7">, and </text:span><text:a xlink:type="simple" xlink:href="https://en.wikipedia.org/wiki/Simulation" text:style-name="Internet_20_link" text:visited-style-name="Visited_20_Internet_20_Link"><text:span text:style-name="T16">simulation</text:span></text:a><text:span text:style-name="T7">. A good example of a random permutation is the </text:span><text:a xlink:type="simple" xlink:href="https://en.wikipedia.org/wiki/Shuffling" text:style-name="Internet_20_link" text:visited-style-name="Visited_20_Internet_20_Link"><text:span text:style-name="T16">shuffling</text:span></text:a><text:span text:style-name="T7"> of a </text:span><text:a xlink:type="simple" xlink:href="https://en.wikipedia.org/wiki/Playing_card" text:style-name="Internet_20_link" text:visited-style-name="Visited_20_Internet_20_Link"><text:span text:style-name="T16">deck of cards</text:span></text:a><text:span text:style-name="T7">: this is ideally a random permutation of the 52 cards.</text:span></text:p>
          <text:section text:style-name="Sect3" text:name="toc">
            <text:h text:style-name="P22" text:outline-level="2">Contents</text:h>
            <text:p text:style-name="P10">  <text:span text:style-name="T6">[</text:span><text:span text:style-name="T26">hide</text:span><text:span text:style-name="T6">] </text:span></text:p>
            <text:list xml:id="list7770936641660229897" text:style-name="L1">
              <text:list-item>
                <text:p text:style-name="P14"><text:a xlink:type="simple" xlink:href="https://en.wikipedia.org/wiki/Random_permutation#Generating_random_permutations" text:style-name="Internet_20_link" text:visited-style-name="Visited_20_Internet_20_Link"><text:span text:style-name="T14">1</text:span></text:a><text:a xlink:type="simple" xlink:href="https://en.wikipedia.org/wiki/Random_permutation#Generating_random_permutations" text:style-name="Internet_20_link" text:visited-style-name="Visited_20_Internet_20_Link"><text:span text:style-name="T18">Generating random permutations</text:span></text:a></text:p>
                <text:list>
                  <text:list-item>
                    <text:p text:style-name="P14"><text:a xlink:type="simple" xlink:href="https://en.wikipedia.org/wiki/Random_permutation#Entry-by-entry_brute_force_method" text:style-name="Internet_20_link" text:visited-style-name="Visited_20_Internet_20_Link"><text:span text:style-name="T14">1.1</text:span></text:a><text:a xlink:type="simple" xlink:href="https://en.wikipedia.org/wiki/Random_permutation#Entry-by-entry_brute_force_method" text:style-name="Internet_20_link" text:visited-style-name="Visited_20_Internet_20_Link"><text:span text:style-name="T18">Entry-by-entry brute force method</text:span></text:a></text:p>
                  </text:list-item>
                  <text:list-item>
                    <text:p text:style-name="P17"><text:a xlink:type="simple" xlink:href="https://en.wikipedia.org/wiki/Random_permutation#Knuth_shuffles" text:style-name="Internet_20_link" text:visited-style-name="Visited_20_Internet_20_Link"><text:span text:style-name="T14">1.2</text:span></text:a><text:a xlink:type="simple" xlink:href="https://en.wikipedia.org/wiki/Random_permutation#Knuth_shuffles" text:style-name="Internet_20_link" text:visited-style-name="Visited_20_Internet_20_Link"><text:span text:style-name="T18">Knuth shuffles</text:span></text:a></text:p>
                  </text:list-item>
                </text:list>
              </text:list-item>
              <text:list-item>
                <text:p text:style-name="P17"><text:a xlink:type="simple" xlink:href="https://en.wikipedia.org/wiki/Random_permutation#Statistics_on_random_permutations" text:style-name="Internet_20_link" text:visited-style-name="Visited_20_Internet_20_Link"><text:span text:style-name="T14">2</text:span></text:a><text:a xlink:type="simple" xlink:href="https://en.wikipedia.org/wiki/Random_permutation#Statistics_on_random_permutations" text:style-name="Internet_20_link" text:visited-style-name="Visited_20_Internet_20_Link"><text:span text:style-name="T18">Statistics on random permutations</text:span></text:a></text:p>
                <text:list>
                  <text:list-item>
                    <text:p text:style-name="P14"><text:a xlink:type="simple" xlink:href="https://en.wikipedia.org/wiki/Random_permutation#Fixed_points" text:style-name="Internet_20_link" text:visited-style-name="Visited_20_Internet_20_Link"><text:span text:style-name="T14">2.1</text:span></text:a><text:a xlink:type="simple" xlink:href="https://en.wikipedia.org/wiki/Random_permutation#Fixed_points" text:style-name="Internet_20_link" text:visited-style-name="Visited_20_Internet_20_Link"><text:span text:style-name="T18">Fixed points</text:span></text:a></text:p>
                  </text:list-item>
                </text:list>
              </text:list-item>
              <text:list-item>
                <text:p text:style-name="P17"><text:a xlink:type="simple" xlink:href="https://en.wikipedia.org/wiki/Random_permutation#Randomness_testing" text:style-name="Internet_20_link" text:visited-style-name="Visited_20_Internet_20_Link"><text:span text:style-name="T14">3</text:span></text:a><text:a xlink:type="simple" xlink:href="https://en.wikipedia.org/wiki/Random_permutation#Randomness_testing" text:style-name="Internet_20_link" text:visited-style-name="Visited_20_Internet_20_Link"><text:span text:style-name="T18">Randomness testing</text:span></text:a></text:p>
              </text:list-item>
              <text:list-item>
                <text:p text:style-name="P17"><text:a xlink:type="simple" xlink:href="https://en.wikipedia.org/wiki/Random_permutation#See_also" text:style-name="Internet_20_link" text:visited-style-name="Visited_20_Internet_20_Link"><text:span text:style-name="T14">4</text:span></text:a><text:a xlink:type="simple" xlink:href="https://en.wikipedia.org/wiki/Random_permutation#See_also" text:style-name="Internet_20_link" text:visited-style-name="Visited_20_Internet_20_Link"><text:span text:style-name="T18">See also</text:span></text:a></text:p>
              </text:list-item>
              <text:list-item>
                <text:p text:style-name="P20"><text:a xlink:type="simple" xlink:href="https://en.wikipedia.org/wiki/Random_permutation#External_links" text:style-name="Internet_20_link" text:visited-style-name="Visited_20_Internet_20_Link"><text:span text:style-name="T14">5</text:span></text:a><text:a xlink:type="simple" xlink:href="https://en.wikipedia.org/wiki/Random_permutation#External_links" text:style-name="Internet_20_link" text:visited-style-name="Visited_20_Internet_20_Link"><text:span text:style-name="T18">External links</text:span></text:a></text:p>
              </text:list-item>
            </text:list>
          </text:section>
          <text:h text:style-name="P23" text:outline-level="2"><text:bookmark text:name="Generating_random_permutations"/><text:soft-page-break/><text:span text:style-name="T8">Generating random permutations</text:span><text:span text:style-name="T11">[</text:span><text:a xlink:type="simple" xlink:href="https://en.wikipedia.org/w/index.php?title=Random_permutation&amp;action=edit&amp;section=1" text:style-name="Internet_20_link" text:visited-style-name="Visited_20_Internet_20_Link"><text:span text:style-name="T15">edit</text:span></text:a><text:span text:style-name="T11">]</text:span></text:h>
          <text:h text:style-name="P21" text:outline-level="3"><text:bookmark text:name="Entry-by-entry_brute_force_method"/><text:span text:style-name="T20">Entry-by-entry brute force method</text:span><text:span text:style-name="T23">[</text:span><text:a xlink:type="simple" xlink:href="https://en.wikipedia.org/w/index.php?title=Random_permutation&amp;action=edit&amp;section=2" text:style-name="Internet_20_link" text:visited-style-name="Visited_20_Internet_20_Link"><text:span text:style-name="T19">edit</text:span></text:a><text:span text:style-name="T23">]</text:span></text:h>
          <text:p text:style-name="P13"><text:span text:style-name="T7">One method of generating a random permutation of a set of length </text:span><text:span text:style-name="T10">n</text:span><text:span text:style-name="T7"> </text:span><text:a xlink:type="simple" xlink:href="https://en.wikipedia.org/wiki/Uniform_distribution_(discrete)" text:style-name="Internet_20_link" text:visited-style-name="Visited_20_Internet_20_Link"><text:span text:style-name="T16">uniformly at random</text:span></text:a><text:span text:style-name="T7"> (i.e., each of the </text:span><text:span text:style-name="T10">n</text:span><text:span text:style-name="T7">! </text:span><text:a xlink:type="simple" xlink:href="https://en.wikipedia.org/wiki/Permutation" text:style-name="Internet_20_link" text:visited-style-name="Visited_20_Internet_20_Link"><text:span text:style-name="T16">permutations</text:span></text:a><text:span text:style-name="T7"> is equally likely to appear) is to generate a </text:span><text:a xlink:type="simple" xlink:href="https://en.wikipedia.org/wiki/Sequence" text:style-name="Internet_20_link" text:visited-style-name="Visited_20_Internet_20_Link"><text:span text:style-name="T16">sequence</text:span></text:a><text:span text:style-name="T7"> by taking a random number between 1 and </text:span><text:span text:style-name="T10">n</text:span><text:span text:style-name="T7">sequentially, ensuring that there is no repetition, and interpreting this sequence (</text:span><text:span text:style-name="T10">x</text:span><text:span text:style-name="T12">1</text:span><text:span text:style-name="T7">, ..., </text:span><text:span text:style-name="T10">x</text:span><text:span text:style-name="T13">n</text:span><text:span text:style-name="T7">) as the permutation</text:span></text:p>
          <text:p text:style-name="P3"><draw:frame draw:style-name="fr1" draw:name="Frame1" text:anchor-type="char" svg:width="0.0161in" draw:z-index="1"><draw:text-box fo:min-height="0.0161in"><text:p text:style-name="Text_20_body"/></draw:text-box></draw:frame><draw:frame draw:style-name="fr2" draw:name="Image2" text:anchor-type="as-char" svg:width="0.0161in" svg:height="0.0161in" draw:z-index="0"><draw:image xlink:href="Pictures/10001A360000001C0000001CA99F0C97698D1EF2.svg" xlink:type="simple" xlink:show="embed" xlink:actuate="onLoad"/><draw:image xlink:href="Pictures/1000020100000001000000016C6A336C98DFD5E4.png" xlink:type="simple" xlink:show="embed" xlink:actuate="onLoad"/><svg:title>{\begin{pmatrix}1&amp;2&amp;3&amp;\cdots &amp;n\\x_{1}&amp;x_{2}&amp;x_{3}&amp;\cdots &amp;x_{n}\\\end{pmatrix}},</svg:title></draw:frame></text:p>
          <text:p text:style-name="P11"><text:span text:style-name="T7">shown here in </text:span><text:a xlink:type="simple" xlink:href="https://en.wikipedia.org/wiki/Permutation#Notation" text:style-name="Internet_20_link" text:visited-style-name="Visited_20_Internet_20_Link"><text:span text:style-name="T16">two-line notation</text:span></text:a><text:span text:style-name="T7">.</text:span></text:p>
          <text:p text:style-name="P12">This brute-force method will require occasional retries whenever the random number picked is a repeat of a number already selected. This can be avoided if, on the <text:span text:style-name="T3">i</text:span>th step (when <text:span text:style-name="T3">x</text:span><text:span text:style-name="T4">1</text:span>, ..., <text:span text:style-name="T3">x</text:span><text:span text:style-name="T5">i</text:span><text:span text:style-name="T4"> − 1</text:span> have already been chosen), one chooses a number <text:span text:style-name="T3">j</text:span> at random between 1 and <text:span text:style-name="T3">n</text:span> − <text:span text:style-name="T3">i</text:span> + 1 and sets <text:span text:style-name="T3">x</text:span><text:span text:style-name="T5">i</text:span> equal to the <text:span text:style-name="T3">j</text:span>th largest of the unchosen numbers.</text:p>
          <text:h text:style-name="P21" text:outline-level="3"><text:bookmark text:name="Knuth_shuffles"/><text:span text:style-name="T20">Knuth shuffles</text:span><text:span text:style-name="T23">[</text:span><text:a xlink:type="simple" xlink:href="https://en.wikipedia.org/w/index.php?title=Random_permutation&amp;action=edit&amp;section=3" text:style-name="Internet_20_link" text:visited-style-name="Visited_20_Internet_20_Link"><text:span text:style-name="T19">edit</text:span></text:a><text:span text:style-name="T23">]</text:span></text:h>
          <text:p text:style-name="P11"><text:span text:style-name="T7">A simple </text:span><text:a xlink:type="simple" xlink:href="https://en.wikipedia.org/wiki/Algorithm" text:style-name="Internet_20_link" text:visited-style-name="Visited_20_Internet_20_Link"><text:span text:style-name="T16">algorithm</text:span></text:a><text:span text:style-name="T7"> to generate a permutation of </text:span><text:span text:style-name="T10">n</text:span><text:span text:style-name="T7"> items uniformly at random without retries, known as the </text:span><text:a xlink:type="simple" xlink:href="https://en.wikipedia.org/wiki/Knuth_shuffle" text:style-name="Internet_20_link" text:visited-style-name="Visited_20_Internet_20_Link"><text:span text:style-name="T16">Knuth shuffle</text:span></text:a><text:span text:style-name="T7">, is to start with any permutation (for example, the </text:span><text:a xlink:type="simple" xlink:href="https://en.wikipedia.org/wiki/Identity_function" text:style-name="Internet_20_link" text:visited-style-name="Visited_20_Internet_20_Link"><text:span text:style-name="T16">identity permutation</text:span></text:a><text:span text:style-name="T7">), and then go through the positions 0 through </text:span><text:span text:style-name="T10">n</text:span><text:span text:style-name="T7"> − 2 (we use a convention where the first element has index 0, and the last element has index </text:span><text:span text:style-name="T10">n</text:span><text:span text:style-name="T7"> − 1), and for each position </text:span><text:span text:style-name="T10">i</text:span><text:span text:style-name="T7"> </text:span><text:span text:style-name="T9">swap</text:span><text:span text:style-name="T7"> the element currently there with a randomly chosen element from positions </text:span><text:span text:style-name="T10">i</text:span><text:span text:style-name="T7"> through </text:span><text:span text:style-name="T10">n</text:span><text:span text:style-name="T7"> − 1 (the end), inclusive. It's easy to verify that any permutation of </text:span><text:span text:style-name="T10">n</text:span><text:span text:style-name="T7"> elements will be produced by this algorithm with probability exactly 1/</text:span><text:span text:style-name="T10">n</text:span><text:span text:style-name="T7">!, thus yielding a uniform distribution over all such permutations.</text:span></text:p>
          <text:p text:style-name="P5"><text:span text:style-name="T27">unsigned</text:span> <text:span text:style-name="T29">uniform</text:span>(<text:span text:style-name="T27">unsigned</text:span> m); <text:span text:style-name="T30">/* Returns a random integer 0 &lt;= uniform(m) &lt;= m-1 */</text:span></text:p>
          <text:p text:style-name="P7"/>
          <text:p text:style-name="P5"><text:span text:style-name="T27">void</text:span> <text:span text:style-name="T29">initialize_and_permute</text:span>(<text:span text:style-name="T27">unsigned</text:span> permutation[], <text:span text:style-name="T27">unsigned</text:span> n)</text:p>
          <text:p text:style-name="P5">{</text:p>
          <text:p text:style-name="P6"><text:s text:c="4"/><text:span text:style-name="T28">unsigned</text:span><text:span text:style-name="T32"> i;</text:span></text:p>
          <text:p text:style-name="P6"><text:s text:c="4"/><text:span text:style-name="T33">for</text:span><text:span text:style-name="T32"> (i </text:span><text:span text:style-name="T34">=</text:span><text:span text:style-name="T32"> </text:span><text:span text:style-name="T34">0</text:span><text:span text:style-name="T32">; i </text:span><text:span text:style-name="T34">&lt;=</text:span><text:span text:style-name="T32"> n</text:span><text:span text:style-name="T34">-2</text:span><text:span text:style-name="T32">; i</text:span><text:span text:style-name="T34">++</text:span><text:span text:style-name="T32">) {</text:span></text:p>
          <text:p text:style-name="P6"><text:s text:c="8"/><text:span text:style-name="T28">unsigned</text:span><text:span text:style-name="T32"> j </text:span><text:span text:style-name="T34">=</text:span><text:span text:style-name="T32"> uniform(n</text:span><text:span text:style-name="T34">-</text:span><text:span text:style-name="T32">i); </text:span><text:span text:style-name="T31">/* A random integer such that 0 ≤ j &lt; n-i*/</text:span></text:p>
          <text:p text:style-name="P6"><text:s text:c="8"/><text:span text:style-name="T32">swap(permutation[i], permutation[i</text:span><text:span text:style-name="T34">+</text:span><text:span text:style-name="T32">j]); <text:s text:c="2"/></text:span><text:span text:style-name="T31">/* Swap an existing element [i+j] to position [i] */</text:span></text:p>
          <text:p text:style-name="P6"><text:s text:c="4"/><text:span text:style-name="T32">}</text:span></text:p>
          <text:p text:style-name="P4">}</text:p>
          <text:p text:style-name="P11"><text:soft-page-break/><text:span text:style-name="T7">Note that the </text:span><text:span text:style-name="Source_20_Text"><text:span text:style-name="T21">uniform()</text:span></text:span><text:span text:style-name="T7"> function can </text:span><text:span text:style-name="T10">not</text:span><text:span text:style-name="T7"> be implemented simply as </text:span><text:span text:style-name="Source_20_Text"><text:span text:style-name="T21">random() % (m)</text:span></text:span><text:span text:style-name="T7"> unless a bias in the results is acceptable.</text:span></text:p>
          <text:h text:style-name="P23" text:outline-level="2"><text:bookmark text:name="Statistics_on_random_permutations"/><text:span text:style-name="T22">Statistics on random permutations</text:span><text:span text:style-name="T23">[</text:span><text:a xlink:type="simple" xlink:href="https://en.wikipedia.org/w/index.php?title=Random_permutation&amp;action=edit&amp;section=4" text:style-name="Internet_20_link" text:visited-style-name="Visited_20_Internet_20_Link"><text:span text:style-name="T19">edit</text:span></text:a><text:span text:style-name="T23">]</text:span></text:h>
          <text:h text:style-name="P21" text:outline-level="3"><text:bookmark text:name="Fixed_points"/><text:span text:style-name="T20">Fixed points</text:span><text:span text:style-name="T23">[</text:span><text:a xlink:type="simple" xlink:href="https://en.wikipedia.org/w/index.php?title=Random_permutation&amp;action=edit&amp;section=5" text:style-name="Internet_20_link" text:visited-style-name="Visited_20_Internet_20_Link"><text:span text:style-name="T19">edit</text:span></text:a><text:span text:style-name="T23">]</text:span></text:h>
          <text:p text:style-name="P9"><text:span text:style-name="T10">Main article: </text:span><text:a xlink:type="simple" xlink:href="https://en.wikipedia.org/wiki/Rencontres_numbers" text:style-name="Internet_20_link" text:visited-style-name="Visited_20_Internet_20_Link"><text:span text:style-name="T17">Rencontres numbers</text:span></text:a></text:p>
          <text:p text:style-name="P11"><text:span text:style-name="T7">The </text:span><text:a xlink:type="simple" xlink:href="https://en.wikipedia.org/wiki/Probability_distribution" text:style-name="Internet_20_link" text:visited-style-name="Visited_20_Internet_20_Link"><text:span text:style-name="T16">probability distribution</text:span></text:a><text:span text:style-name="T7"> of the number of </text:span><text:a xlink:type="simple" xlink:href="https://en.wikipedia.org/wiki/Fixed_point_(mathematics)" text:style-name="Internet_20_link" text:visited-style-name="Visited_20_Internet_20_Link"><text:span text:style-name="T16">fixed points</text:span></text:a><text:span text:style-name="T7"> of a uniformly distributed random permutation approaches a </text:span><text:a xlink:type="simple" xlink:href="https://en.wikipedia.org/wiki/Poisson_distribution" text:style-name="Internet_20_link" text:visited-style-name="Visited_20_Internet_20_Link"><text:span text:style-name="T16">Poisson distribution</text:span></text:a><text:span text:style-name="T7"> with </text:span><text:a xlink:type="simple" xlink:href="https://en.wikipedia.org/wiki/Expected_value" text:style-name="Internet_20_link" text:visited-style-name="Visited_20_Internet_20_Link"><text:span text:style-name="T16">expected value</text:span></text:a><text:span text:style-name="T7"> 1 as </text:span><text:span text:style-name="T10">n</text:span><text:span text:style-name="T7"> grows. In particular, it is an elegant application of the </text:span><text:a xlink:type="simple" xlink:href="https://en.wikipedia.org/wiki/Inclusion–exclusion_principle" text:style-name="Internet_20_link" text:visited-style-name="Visited_20_Internet_20_Link"><text:span text:style-name="T16">inclusion–exclusion principle</text:span></text:a><text:span text:style-name="T7"> to show that the probability that there are no fixed points approaches 1/</text:span><text:span text:style-name="T10">e</text:span><text:span text:style-name="T7">. The first </text:span><text:span text:style-name="T10">n</text:span><text:span text:style-name="T7"> </text:span><text:a xlink:type="simple" xlink:href="https://en.wikipedia.org/wiki/Moment_(mathematics)" text:style-name="Internet_20_link" text:visited-style-name="Visited_20_Internet_20_Link"><text:span text:style-name="T16">moments</text:span></text:a><text:span text:style-name="T7"> of this distribution are exactly those of the Poisson distribution.</text:span></text:p>
          <text:h text:style-name="P23" text:outline-level="2"><text:bookmark text:name="Randomness_testing"/><text:span text:style-name="T22">Randomness testing</text:span><text:span text:style-name="T23">[</text:span><text:a xlink:type="simple" xlink:href="https://en.wikipedia.org/w/index.php?title=Random_permutation&amp;action=edit&amp;section=6" text:style-name="Internet_20_link" text:visited-style-name="Visited_20_Internet_20_Link"><text:span text:style-name="T19">edit</text:span></text:a><text:span text:style-name="T23">]</text:span></text:h>
          <text:p text:style-name="P11"><text:span text:style-name="T7">As with all random processes, the quality of the resulting distribution of an implementation of a randomized algorithm such as the Knuth shuffle (i.e., how close it is to the desired uniform distribution) depends on the quality of the underlying source of randomness, such as a </text:span><text:a xlink:type="simple" xlink:href="https://en.wikipedia.org/wiki/Pseudorandom_number_generator" text:style-name="Internet_20_link" text:visited-style-name="Visited_20_Internet_20_Link"><text:span text:style-name="T16">pseudorandom number generator</text:span></text:a><text:span text:style-name="T7">. There are many possible </text:span><text:a xlink:type="simple" xlink:href="https://en.wikipedia.org/wiki/Randomness_test" text:style-name="Internet_20_link" text:visited-style-name="Visited_20_Internet_20_Link"><text:span text:style-name="T16">randomness tests</text:span></text:a><text:span text:style-name="T7"> for random permutations, such as some of the </text:span><text:a xlink:type="simple" xlink:href="https://en.wikipedia.org/wiki/Diehard_tests" text:style-name="Internet_20_link" text:visited-style-name="Visited_20_Internet_20_Link"><text:span text:style-name="T16">Diehard tests</text:span></text:a><text:span text:style-name="T7">. A typical example of such a test is to take some </text:span><text:a xlink:type="simple" xlink:href="https://en.wikipedia.org/w/index.php?title=Permutation_statistic&amp;action=edit&amp;redlink=1" text:style-name="Internet_20_link" text:visited-style-name="Visited_20_Internet_20_Link"><text:span text:style-name="T24">permutation statistic</text:span></text:a><text:span text:style-name="T7"> for which the distribution is known and test whether the distribution of this statistic on a set of randomly generated permutations closely approximates the true distribution.</text:span></text:p>
          <text:h text:style-name="P23" text:outline-level="2"><text:bookmark text:name="See_also"/><text:span text:style-name="T22">See also</text:span><text:span text:style-name="T23">[</text:span><text:a xlink:type="simple" xlink:href="https://en.wikipedia.org/w/index.php?title=Random_permutation&amp;action=edit&amp;section=7" text:style-name="Internet_20_link" text:visited-style-name="Visited_20_Internet_20_Link"><text:span text:style-name="T19">edit</text:span></text:a><text:span text:style-name="T23">]</text:span></text:h>
          <text:list xml:id="list4455107265111615766" text:style-name="L2">
            <text:list-item>
              <text:p text:style-name="P15"><text:a xlink:type="simple" xlink:href="https://en.wikipedia.org/wiki/Ewens%27s_sampling_formula" text:style-name="Internet_20_link" text:visited-style-name="Visited_20_Internet_20_Link"><text:span text:style-name="T16">Ewens's sampling formula</text:span></text:a><text:span text:style-name="T7"> — a connection with </text:span><text:a xlink:type="simple" xlink:href="https://en.wikipedia.org/wiki/Population_genetics" text:style-name="Internet_20_link" text:visited-style-name="Visited_20_Internet_20_Link"><text:span text:style-name="T16">population genetics</text:span></text:a></text:p>
            </text:list-item>
            <text:list-item>
              <text:p text:style-name="P18"><text:a xlink:type="simple" xlink:href="https://en.wikipedia.org/wiki/Faro_shuffle" text:style-name="Internet_20_link" text:visited-style-name="Visited_20_Internet_20_Link"><text:span text:style-name="T16">Faro shuffle</text:span></text:a></text:p>
            </text:list-item>
            <text:list-item>
              <text:p text:style-name="P18"><text:a xlink:type="simple" xlink:href="https://en.wikipedia.org/wiki/Golomb–Dickman_constant" text:style-name="Internet_20_link" text:visited-style-name="Visited_20_Internet_20_Link"><text:span text:style-name="T16">Golomb–Dickman constant</text:span></text:a></text:p>
            </text:list-item>
            <text:list-item>
              <text:p text:style-name="P18"><text:a xlink:type="simple" xlink:href="https://en.wikipedia.org/wiki/Random_permutation_statistics" text:style-name="Internet_20_link" text:visited-style-name="Visited_20_Internet_20_Link"><text:span text:style-name="T16">Random permutation statistics</text:span></text:a></text:p>
            </text:list-item>
            <text:list-item>
              <text:p text:style-name="P18"><text:a xlink:type="simple" xlink:href="https://en.wikipedia.org/wiki/Shuffle#Shuffling_algorithms" text:style-name="Internet_20_link" text:visited-style-name="Visited_20_Internet_20_Link"><text:span text:style-name="T16">Shuffling algorithms</text:span></text:a><text:span text:style-name="T7"> — random sort method, iterative exchange method</text:span></text:p>
            </text:list-item>
          </text:list>
          <text:h text:style-name="P23" text:outline-level="2"><text:bookmark text:name="External_links"/><text:soft-page-break/><text:span text:style-name="T22">External links</text:span><text:span text:style-name="T23">[</text:span><text:a xlink:type="simple" xlink:href="https://en.wikipedia.org/w/index.php?title=Random_permutation&amp;action=edit&amp;section=8" text:style-name="Internet_20_link" text:visited-style-name="Visited_20_Internet_20_Link"><text:span text:style-name="T19">edit</text:span></text:a><text:span text:style-name="T23">]</text:span></text:h>
          <text:list xml:id="list7103559839793916934" text:style-name="L3">
            <text:list-item>
              <text:p text:style-name="P16"><text:a xlink:type="simple" xlink:href="http://mathworld.wolfram.com/RandomPermutation.html" text:style-name="Internet_20_link" text:visited-style-name="Visited_20_Internet_20_Link"><text:span text:style-name="T25">Random permutation</text:span></text:a><text:span text:style-name="T7"> at </text:span><text:a xlink:type="simple" xlink:href="https://en.wikipedia.org/wiki/MathWorld" text:style-name="Internet_20_link" text:visited-style-name="Visited_20_Internet_20_Link"><text:span text:style-name="T16">MathWorld</text:span></text:a></text:p>
            </text:list-item>
            <text:list-item>
              <text:p text:style-name="P19"><text:a xlink:type="simple" xlink:href="http://www.techuser.net/randpermgen.html" text:style-name="Internet_20_link" text:visited-style-name="Visited_20_Internet_20_Link"><text:span text:style-name="T25">Random permutation generation</text:span></text:a><text:span text:style-name="T7"> -- detailed and practical explanation of Knuth shuffle algorithm and its variants for generating </text:span><text:span text:style-name="T10">k</text:span><text:span text:style-name="T7">-permutations (permutations of </text:span><text:span text:style-name="T10">k</text:span><text:span text:style-name="T7"> elements chosen from a list) and </text:span><text:span text:style-name="T10">k</text:span><text:span text:style-name="T7">-subsets (generating a subset of the elements in the list without replacement) with pseudocode</text:span></text:p>
            </text:list-item>
          </text:list>
        </text:section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46:42.390388368</meta:creation-date>
    <dc:date>2018-01-03T15:48:21.226875976</dc:date>
    <meta:editing-duration>PT1M39S</meta:editing-duration>
    <meta:editing-cycles>1</meta:editing-cycles>
    <meta:document-statistic meta:table-count="1" meta:image-count="2" meta:object-count="0" meta:page-count="4" meta:paragraph-count="48" meta:word-count="717" meta:character-count="4464" meta:non-whitespace-character-count="3775"/>
    <meta:generator>LibreOffice/5.1.6.2$Linux_X86_64 LibreOffice_project/10m0$Build-2</meta:generator>
  </office:meta>
</office:document-meta>
</file>